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697d8"/>
    </style:style>
    <style:style style:name="P2" style:family="paragraph" style:parent-style-name="Text_20_body">
      <style:text-properties officeooo:paragraph-rsid="000697d8"/>
    </style:style>
    <style:style style:name="P3" style:family="paragraph" style:parent-style-name="Text_20_body">
      <style:text-properties officeooo:paragraph-rsid="00083030"/>
    </style:style>
    <style:style style:name="P4" style:family="paragraph" style:parent-style-name="Heading_20_3">
      <style:paragraph-properties fo:keep-with-next="always"/>
      <style:text-properties officeooo:paragraph-rsid="000697d8"/>
    </style:style>
    <style:style style:name="P5" style:family="paragraph" style:parent-style-name="Heading_20_3">
      <style:paragraph-properties fo:keep-with-next="always"/>
      <style:text-properties officeooo:paragraph-rsid="001bcfc5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officeooo:rsid="0018fa67" officeooo:paragraph-rsid="0018fa67"/>
    </style:style>
    <style:style style:name="P10" style:family="paragraph" style:parent-style-name="Text_20_body">
      <style:text-properties officeooo:paragraph-rsid="0018fa67"/>
    </style:style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>
      <style:text-properties officeooo:rsid="0019caed" officeooo:paragraph-rsid="0019caed"/>
    </style:style>
    <style:style style:name="P17" style:family="paragraph" style:parent-style-name="Text_20_body">
      <style:text-properties officeooo:paragraph-rsid="0019caed"/>
    </style:style>
    <style:style style:name="P18" style:family="paragraph" style:parent-style-name="Text_20_body">
      <style:text-properties officeooo:paragraph-rsid="001a13e2"/>
    </style:style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>
      <style:text-properties officeooo:rsid="001bcfc5" officeooo:paragraph-rsid="001bcfc5"/>
    </style:style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>
      <style:text-properties officeooo:rsid="001e46a5" officeooo:paragraph-rsid="001e46a5"/>
    </style:style>
    <style:style style:name="P29" style:family="paragraph" style:parent-style-name="Text_20_body">
      <style:text-properties officeooo:paragraph-rsid="001e46a5"/>
    </style:style>
    <style:style style:name="P30" style:family="paragraph" style:parent-style-name="Text_20_body">
      <style:text-properties officeooo:rsid="002229ce" officeooo:paragraph-rsid="002229ce"/>
    </style:style>
    <style:style style:name="P31" style:family="paragraph" style:parent-style-name="Text_20_body">
      <style:text-properties officeooo:paragraph-rsid="0023084f"/>
    </style:style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3">
      <style:text-properties officeooo:paragraph-rsid="0023084f"/>
    </style:style>
    <style:style style:name="P35" style:family="paragraph" style:parent-style-name="Text_20_body">
      <style:text-properties officeooo:paragraph-rsid="0023a379"/>
    </style:style>
    <style:style style:name="P36" style:family="paragraph" style:parent-style-name="Text_20_body">
      <style:text-properties officeooo:paragraph-rsid="00258b37"/>
    </style:style>
    <style:style style:name="P37" style:family="paragraph" style:parent-style-name="Text_20_body">
      <style:text-properties officeooo:paragraph-rsid="0025b9bc"/>
    </style:style>
    <style:style style:name="P38" style:family="paragraph" style:parent-style-name="Text_20_body" style:list-style-name="L35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>
      <style:text-properties officeooo:rsid="0025b9bc" officeooo:paragraph-rsid="0025b9bc"/>
    </style:style>
    <style:style style:name="P42" style:family="paragraph" style:parent-style-name="Text_20_body" style:list-style-name="L41"/>
    <style:style style:name="T1" style:family="text">
      <style:text-properties officeooo:rsid="000697d8"/>
    </style:style>
    <style:style style:name="T2" style:family="text">
      <style:text-properties officeooo:rsid="0018fa67"/>
    </style:style>
    <style:style style:name="T3" style:family="text">
      <style:text-properties officeooo:rsid="0019caed"/>
    </style:style>
    <style:style style:name="T4" style:family="text">
      <style:text-properties officeooo:rsid="001a13e2"/>
    </style:style>
    <style:style style:name="T5" style:family="text">
      <style:text-properties officeooo:rsid="001a409c"/>
    </style:style>
    <style:style style:name="T6" style:family="text">
      <style:text-properties officeooo:rsid="001bcfc5"/>
    </style:style>
    <style:style style:name="T7" style:family="text">
      <style:text-properties officeooo:rsid="001e46a5"/>
    </style:style>
    <style:style style:name="T8" style:family="text">
      <style:text-properties officeooo:rsid="0023084f"/>
    </style:style>
    <style:style style:name="T9" style:family="text">
      <style:text-properties officeooo:rsid="0023a379"/>
    </style:style>
    <style:style style:name="T10" style:family="text">
      <style:text-properties officeooo:rsid="00258b37"/>
    </style:style>
    <style:style style:name="T11" style:family="text">
      <style:text-properties officeooo:rsid="0025b9b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USER SESSION TRACKING</text:span></text:span></text:h>
      <text:p text:style-name="P2"><text:span text:style-name="Strong_20_Emphasis"/></text:p>
      <text:p text:style-name="P3"><text:span text:style-name="Source_20_Text">Producer Side (login_events_producer_udp.py)</text:span></text:p>
      <text:p text:style-name="P3"><text:span text:style-name="Strong_20_Emphasis"><text:s/>How login/logout information is captured in UEBA Producer</text:span></text:p>
      <text:list text:style-name="L1">
        <text:list-item>
          <text:p text:style-name="P6"><text:span text:style-name="Strong_20_Emphasis">Primary source</text:span> → <text:span text:style-name="Source_20_Text">psutil.users()</text:span></text:p>
          <text:list>
            <text:list-item>
              <text:p text:style-name="P6">Reads the active logged-in users from the Linux system (like who/utmp).</text:p>
            </text:list-item>
            <text:list-item>
              <text:p text:style-name="P6">Each record gives: <text:span text:style-name="Source_20_Text">username</text:span>, <text:span text:style-name="Source_20_Text">started</text:span> (epoch time of login), <text:span text:style-name="Source_20_Text">terminal</text:span>, and <text:span text:style-name="Source_20_Text">host</text:span>.</text:p>
            </text:list-item>
          </text:list>
        </text:list-item>
        <text:list-item>
          <text:p text:style-name="P6"><text:span text:style-name="Strong_20_Emphasis">System log alignment</text:span> → <text:span text:style-name="Source_20_Text">last -F</text:span> via <text:span text:style-name="Source_20_Text">subprocess</text:span></text:p>
          <text:list>
            <text:list-item>
              <text:p text:style-name="P6">To make <text:span text:style-name="Source_20_Text">login_time</text:span> match the official Linux authentication/session log (<text:span text:style-name="Source_20_Text">wtmp</text:span>), the producer calls the <text:span text:style-name="Source_20_Text">last -F</text:span> command.</text:p>
            </text:list-item>
            <text:list-item>
              <text:p text:style-name="P6">If it finds a “still logged in” entry, it uses that timestamp instead of just <text:span text:style-name="Source_20_Text">psutil.started</text:span>.</text:p>
            </text:list-item>
          </text:list>
        </text:list-item>
        <text:list-item>
          <text:p text:style-name="P6"><text:span text:style-name="Strong_20_Emphasis">Detection logic</text:span></text:p>
          <text:list>
            <text:list-item>
              <text:p text:style-name="P6"><text:span text:style-name="Strong_20_Emphasis">New login</text:span> = entry exists in <text:span text:style-name="Source_20_Text">psutil.users()</text:span> but not in <text:span text:style-name="Source_20_Text">LOGIN_STATE</text:span>.</text:p>
            </text:list-item>
            <text:list-item>
              <text:p text:style-name="P6"><text:span text:style-name="Strong_20_Emphasis">Logout</text:span> = entry was in <text:span text:style-name="Source_20_Text">LOGIN_STATE</text:span> but disappeared from <text:span text:style-name="Source_20_Text">psutil.users()</text:span>.</text:p>
            </text:list-item>
            <text:list-item>
              <text:p text:style-name="P6"><text:span text:style-name="Strong_20_Emphasis">Agent shutdown</text:span> = handled by signal/atexit, flushing logout events for all tracked sessions.</text:p>
            </text:list-item>
          </text:list>
        </text:list-item>
        <text:list-item>
          <text:p text:style-name="P6"><text:span text:style-name="Strong_20_Emphasis">Extra information collected</text:span></text:p>
          <text:list>
            <text:list-item>
              <text:p text:style-name="P6"><text:span text:style-name="Strong_20_Emphasis">IP addresses</text:span> → from <text:span text:style-name="Source_20_Text">psutil.net_if_addrs()</text:span> + helper <text:span text:style-name="Source_20_Text">get_recent_remote_logins()</text:span>.</text:p>
            </text:list-item>
            <text:list-item>
              <text:p text:style-name="P6"><text:span text:style-name="Strong_20_Emphasis">MAC addresses</text:span> → from <text:span text:style-name="Source_20_Text">psutil.net_if_addrs()</text:span> and helper <text:span text:style-name="Source_20_Text">get_mac_address()</text:span>.</text:p>
            </text:list-item>
            <text:list-item>
              <text:p text:style-name="P6"><text:span text:style-name="Strong_20_Emphasis">Hostname</text:span> → <text:span text:style-name="Source_20_Text">socket.gethostname()</text:span>.</text:p>
            </text:list-item>
            <text:list-item>
              <text:p text:style-name="P6"><text:span text:style-name="Strong_20_Emphasis">OS details</text:span> → <text:span text:style-name="Source_20_Text">platform.system()</text:span> + <text:span text:style-name="Source_20_Text">platform.release()</text:span>.</text:p>
            </text:list-item>
            <text:list-item>
              <text:p text:style-name="P6"><text:span text:style-name="Strong_20_Emphasis">Optional geo-location</text:span> → <text:span text:style-name="Source_20_Text">requests</text:span> to <text:span text:style-name="Source_20_Text">ip-api.com</text:span> using public IP.</text:p>
            </text:list-item>
          </text:list>
        </text:list-item>
      </text:list>
      <text:p text:style-name="Text_20_body"/>
      <text:p text:style-name="Text_20_body">Consumer Side (<text:span text:style-name="Source_20_Text">login_events_consumer_udp.py</text:span>)</text:p>
      <text:list text:style-name="L2">
        <text:list-item>
          <text:p text:style-name="P7">On each event:</text:p>
        </text:list-item>
      </text:list>
      <text:list text:style-name="L3">
        <text:list-item>
          <text:p text:style-name="P8"><text:span text:style-name="Strong_20_Emphasis">Persists to PostgreSQL</text:span></text:p>
          <text:list>
            <text:list-item>
              <text:p text:style-name="P8">Inserts into table <text:span text:style-name="Strong_20_Emphasis"><text:span text:style-name="Source_20_Text">user_session_tracking</text:span></text:span> with fields:</text:p>
            </text:list-item>
          </text:list>
        </text:list-item>
        <text:list-item>
          <text:p text:style-name="P8"><text:span text:style-name="Strong_20_Emphasis">Runs anomaly checks</text:span>:</text:p>
          <text:list>
            <text:list-item>
              <text:p text:style-name="P8"><text:soft-page-break/><text:span text:style-name="Strong_20_Emphasis">Abnormal login/logout</text:span>:</text:p>
              <text:list>
                <text:list-item>
                  <text:p text:style-name="P8">Time outside baseline window (default 9–18) → +3 risk</text:p>
                </text:list-item>
                <text:list-item>
                  <text:p text:style-name="P8">Logout session duration deviating &gt;2h from baseline (8–9h) → +1 risk</text:p>
                </text:list-item>
                <text:list-item>
                  <text:p text:style-name="P8">Weekend/holiday login → +4 risk</text:p>
                </text:list-item>
                <text:list-item>
                  <text:p text:style-name="P8">IP not in allowed ranges → +5 risk</text:p>
                </text:list-item>
                <text:list-item>
                  <text:p text:style-name="P8">If total <text:span text:style-name="Source_20_Text">risk_score &gt;= 2</text:span>: stored in <text:span text:style-name="Strong_20_Emphasis">anomalies log</text:span> and sent to SIEM</text:p>
                  <text:p text:style-name="P8">login_events_consumer_udp</text:p>
                </text:list-item>
              </text:list>
            </text:list-item>
          </text:list>
        </text:list-item>
      </text:list>
      <text:p text:style-name="P16">Testing:</text:p>
      <text:p text:style-name="P16">login will come</text:p>
      <text:p text:style-name="P16">for logout do ctrl+c close the client</text:p>
      <text:p text:style-name="P16">create a new user using : sudo adduser testuser </text:p>
      <text:p text:style-name="P16">do ssh and enter correct password, you will also get it’s entry</text:p>
      <text:p text:style-name="P17">------------------------------------------------------------------------------------------------------------------------</text:p>
      <text:h text:style-name="P4" text:outline-level="3"><text:span text:style-name="Strong_20_Emphasis"><text:span text:style-name="T1">Application Usage</text:span></text:span></text:h>
      <text:p text:style-name="P10"><text:span text:style-name="Source_20_Text"><text:span text:style-name="T2">Producer </text:span></text:span></text:p>
      <text:p text:style-name="P10"><text:span text:style-name="Source_20_Text"><text:span text:style-name="T2">S</text:span></text:span><text:span text:style-name="Source_20_Text">ource: </text:span><text:span text:style-name="Source_20_Text"><text:span text:style-name="Strong_20_Emphasis">psutil.process_iter()</text:span></text:span><text:span text:style-name="Source_20_Text"> (live process table).</text:span></text:p>
      <text:list text:style-name="L10">
        <text:list-item>
          <text:p text:style-name="P11">Filters: skips <text:span text:style-name="Strong_20_Emphasis">background/system processes</text:span> + known browser/editor subprocesses.</text:p>
        </text:list-item>
      </text:list>
      <text:list text:style-name="L11">
        <text:list-item>
          <text:p text:style-name="P12">Includes: only apps from <text:span text:style-name="Strong_20_Emphasis"><text:span text:style-name="Source_20_Text">INSTALLED_EXEC_NAMES</text:span></text:span>, <text:span text:style-name="Source_20_Text">/snap/</text:span>, <text:span text:style-name="Source_20_Text">/opt/</text:span>, <text:span text:style-name="Source_20_Text">.AppImage</text:span>, <text:span text:style-name="Source_20_Text">/usr/bin/</text:span>.</text:p>
        </text:list-item>
      </text:list>
      <text:list text:style-name="L12">
        <text:list-item>
          <text:p text:style-name="P13">Events: <text:span text:style-name="Strong_20_Emphasis">launch</text:span> (new PID) and <text:span text:style-name="Strong_20_Emphasis">exit</text:span> (PID gone).</text:p>
        </text:list-item>
      </text:list>
      <text:list text:style-name="L13">
        <text:list-item>
          <text:p text:style-name="P14">Status: <text:span text:style-name="Strong_20_Emphasis">active</text:span> if CPU% &gt; 0.5 or MEM% &gt; 0.5, else <text:span text:style-name="Strong_20_Emphasis">inactive</text:span>.</text:p>
        </text:list-item>
      </text:list>
      <text:p text:style-name="P9">Consumer</text:p>
      <text:p text:style-name="P9"><text:span text:style-name="Strong_20_Emphasis">Anomaly Logic:</text:span></text:p>
      <text:list text:style-name="L14">
        <text:list-item>
          <text:p text:style-name="P15">Sensitive apps (<text:span text:style-name="Source_20_Text">nmap</text:span>, <text:span text:style-name="Source_20_Text">hydra</text:span>, <text:span text:style-name="Source_20_Text">sqlmap</text:span>, <text:span text:style-name="Source_20_Text">john</text:span>, <text:span text:style-name="Source_20_Text">airmon-ng</text:span>).</text:p>
        </text:list-item>
        <text:list-item>
          <text:p text:style-name="P15">High CPU% &gt; 20 or MEM% &gt; 20.</text:p>
        </text:list-item>
        <text:list-item>
          <text:p text:style-name="P15">Suspicious execution path (not in <text:span text:style-name="Source_20_Text">/usr</text:span>, <text:span text:style-name="Source_20_Text">/usr/bin</text:span>, <text:span text:style-name="Source_20_Text">/opt</text:span>, <text:span text:style-name="Source_20_Text">/snap</text:span>, <text:span text:style-name="Source_20_Text">/usr/local/bin</text:span>).</text:p>
        </text:list-item>
        <text:list-item>
          <text:p text:style-name="P15">Odd-hour execution (00:00–05:00, &gt;19:00).</text:p>
        </text:list-item>
        <text:list-item>
          <text:p text:style-name="P15">Frequent launches &gt; 3 per minute.</text:p>
        </text:list-item>
      </text:list>
      <text:p text:style-name="Text_20_body"><text:span text:style-name="Strong_20_Emphasis">Table Name:</text:span> <text:span text:style-name="Source_20_Text">application_usage</text:span></text:p>
      <text:p text:style-name="P9">Testing</text:p>
      <text:p text:style-name="P16">Normal-</text:p>
      <text:p text:style-name="P16">gedit &amp;</text:p>
      <text:p text:style-name="P16"><text:soft-page-break/>firefox &amp;</text:p>
      <text:p text:style-name="P16">nano test.txt</text:p>
      <text:p text:style-name="P16">Anomaly:</text:p>
      <text:p text:style-name="P16">nmap 127.0.0.1</text:p>
      <text:p text:style-name="P16">hydra -L users.txt -P pass.txt ssh://127.0.0.1</text:p>
      <text:p text:style-name="P16">/tmp/testapp &amp;</text:p>
      <text:p text:style-name="P16">for i in {1..5}; do gedit &amp; sleep 5; done</text:p>
      <text:p text:style-name="P16">stress-ng --cpu 4 --vm 2 --vm-bytes 1G --timeout 60s</text:p>
      <text:p text:style-name="Text_20_body">-----------------------------------------------------------------------------------------------------------</text:p>
      <text:h text:style-name="P4" text:outline-level="3"><text:span text:style-name="Strong_20_Emphasis"><text:span text:style-name="T1">Authentication </text:span></text:span><text:span text:style-name="Strong_20_Emphasis"><text:span text:style-name="T5">Monitoring</text:span></text:span></text:h>
      <text:p text:style-name="P18"><text:span text:style-name="Source_20_Text"><text:span text:style-name="T4">1. user creation:</text:span></text:span></text:p>
      <text:p text:style-name="P18"><text:span text:style-name="Source_20_Text"><text:span text:style-name="Strong_20_Emphasis">Log Used:</text:span></text:span></text:p>
      <text:list text:style-name="L16">
        <text:list-item>
          <text:p text:style-name="P20">Primary: <text:span text:style-name="Source_20_Text">journalctl</text:span> (systemd journal) → matches <text:span text:style-name="Source_20_Text">useradd[…] new user</text:span> lines.</text:p>
        </text:list-item>
        <text:list-item>
          <text:p text:style-name="P20">Fallback: <text:span text:style-name="Source_20_Text">/var/log/auth.log</text:span>.</text:p>
        </text:list-item>
      </text:list>
      <text:p text:style-name="Text_20_body"><text:span text:style-name="Strong_20_Emphasis">Logic Applied:</text:span></text:p>
      <text:list text:style-name="L17">
        <text:list-item>
          <text:p text:style-name="P21">Regex: <text:span text:style-name="Source_20_Text">useradd\[\d+\]: new user: name=USERNAME,</text:span>.</text:p>
        </text:list-item>
        <text:list-item>
          <text:p text:style-name="P21">Collect only entries within last <text:span text:style-name="Source_20_Text">window_secs</text:span>.</text:p>
        </text:list-item>
        <text:list-item>
          <text:p text:style-name="P21">Deduplicate usernames.</text:p>
        </text:list-item>
      </text:list>
      <text:p text:style-name="Text_20_body"><text:span text:style-name="Strong_20_Emphasis">Table Stored:</text:span><text:line-break/><text:span text:style-name="Source_20_Text">authentication_log</text:span> (event_type: <text:span text:style-name="Source_20_Text">USER_CREATION</text:span>).</text:p>
      <text:p text:style-name="P18"><text:span text:style-name="Source_20_Text"><text:span text:style-name="T4">Testing: </text:span></text:span><text:span text:style-name="Source_20_Text"><text:span text:style-name="T3">sudo adduser testuser </text:span></text:span></text:p>
      <text:p text:style-name="P18"><text:span text:style-name="Source_20_Text"/></text:p>
      <text:p text:style-name="P18"><text:span text:style-name="Source_20_Text"><text:span text:style-name="T4">2. successful login:</text:span></text:span></text:p>
      <text:p text:style-name="P18"><text:span text:style-name="Source_20_Text"><text:span text:style-name="Strong_20_Emphasis">Log Used:</text:span></text:span><text:span text:style-name="Source_20_Text"><text:line-break/>who command output (active login sessions).</text:span></text:p>
      <text:p text:style-name="Text_20_body"><text:span text:style-name="Strong_20_Emphasis">Logic Applied:</text:span></text:p>
      <text:list text:style-name="L15">
        <text:list-item>
          <text:p text:style-name="P19">Parse username, terminal, login time, source IP.</text:p>
        </text:list-item>
        <text:list-item>
          <text:p text:style-name="P19">Deduplicate using <text:span text:style-name="Source_20_Text">_seen_logins</text:span>.</text:p>
        </text:list-item>
        <text:list-item>
          <text:p text:style-name="P19">Skip first initialization run.</text:p>
        </text:list-item>
        <text:list-item>
          <text:p text:style-name="P19">Convert login time into timestamp with local timezone.</text:p>
        </text:list-item>
      </text:list>
      <text:p text:style-name="Text_20_body"><text:span text:style-name="Strong_20_Emphasis">Table Stored:</text:span><text:line-break/><text:span text:style-name="Source_20_Text">authentication_log</text:span> (with <text:span text:style-name="Source_20_Text">SUCCESSFUL_LOGIN</text:span> event).</text:p>
      <text:p text:style-name="P18"><text:soft-page-break/><text:span text:style-name="Source_20_Text"><text:span text:style-name="T4">Testing: do ssh </text:span></text:span><text:a xlink:type="simple" xlink:href="mailto:testuser@localhost" text:style-name="Internet_20_link" text:visited-style-name="Visited_20_Internet_20_Link"><text:span text:style-name="Source_20_Text"><text:span text:style-name="T4">testuser@localhost</text:span></text:span></text:a><text:span text:style-name="Source_20_Text"><text:span text:style-name="T4"> and enter correct password.</text:span></text:span></text:p>
      <text:p text:style-name="P18"><text:span text:style-name="Source_20_Text"/></text:p>
      <text:p text:style-name="P18"><text:span text:style-name="Source_20_Text"><text:span text:style-name="T4">3. failed login</text:span></text:span></text:p>
      <text:p text:style-name="P18"><text:span text:style-name="Source_20_Text"><text:span text:style-name="Strong_20_Emphasis">Log Used:</text:span></text:span><text:span text:style-name="Source_20_Text"><text:line-break/>/var/log/auth.log (tailed last 200 lines).</text:span></text:p>
      <text:p text:style-name="Text_20_body"><text:span text:style-name="Strong_20_Emphasis">Logic Applied:</text:span></text:p>
      <text:list text:style-name="L18">
        <text:list-item>
          <text:p text:style-name="P22">Regex for <text:span text:style-name="Strong_20_Emphasis">SSHD failed login</text:span>: <text:span text:style-name="Source_20_Text">sshd[…] Failed password for … from &lt;IP&gt;</text:span>.</text:p>
        </text:list-item>
        <text:list-item>
          <text:p text:style-name="P22">Parse timestamp (ISO or syslog format).</text:p>
        </text:list-item>
        <text:list-item>
          <text:p text:style-name="P22">Count only entries <text:span text:style-name="Strong_20_Emphasis">newer than </text:span><text:span text:style-name="Strong_20_Emphasis"><text:span text:style-name="Source_20_Text">last_checked_time</text:span></text:span>.</text:p>
        </text:list-item>
        <text:list-item>
          <text:p text:style-name="P22">Update <text:span text:style-name="Source_20_Text">last_checked_time</text:span> after each run.</text:p>
        </text:list-item>
      </text:list>
      <text:p text:style-name="Text_20_body"><text:span text:style-name="Strong_20_Emphasis">Table Stored:</text:span><text:line-break/><text:span text:style-name="Source_20_Text">authentication_log</text:span> (event_type: <text:span text:style-name="Source_20_Text">FAILED_LOGIN</text:span>).</text:p>
      <text:p text:style-name="P18"><text:span text:style-name="Source_20_Text"><text:span text:style-name="T4">Testing: do ssh </text:span></text:span><text:a xlink:type="simple" xlink:href="mailto:testuser@localhost" text:style-name="Internet_20_link" text:visited-style-name="Visited_20_Internet_20_Link"><text:span text:style-name="Source_20_Text"><text:span text:style-name="T4">testuser@localhost</text:span></text:span></text:a><text:span text:style-name="Source_20_Text"><text:span text:style-name="T4"> and enter wrong password.</text:span></text:span></text:p>
      <text:p text:style-name="P18"><text:span text:style-name="Source_20_Text"/></text:p>
      <text:p text:style-name="P18"><text:span text:style-name="Source_20_Text"><text:span text:style-name="T4">4. Brute force</text:span></text:span></text:p>
      <text:p text:style-name="P18"><text:span text:style-name="Source_20_Text"><text:span text:style-name="T4">do ssh </text:span></text:span><text:a xlink:type="simple" xlink:href="mailto:testuser@localhost" text:style-name="Internet_20_link" text:visited-style-name="Visited_20_Internet_20_Link"><text:span text:style-name="Source_20_Text"><text:span text:style-name="T4">testuser@localhost</text:span></text:span></text:a><text:span text:style-name="Source_20_Text"><text:span text:style-name="T4"> and enter wrong password multiple times,if more than or equal to 3 in less than 60 sec.</text:span></text:span></text:p>
      <text:p text:style-name="P18"><text:span text:style-name="Source_20_Text"><text:span text:style-name="Strong_20_Emphasis">Anomaly Logic (Authentication Consumer):</text:span></text:span></text:p>
      <text:list text:style-name="L19">
        <text:list-item>
          <text:p text:style-name="P23"><text:span text:style-name="Strong_20_Emphasis">Brute force:</text:span> ≥3 failed logins for same user in 60s (<text:span text:style-name="Source_20_Text">FAILED_LOGIN_TRACKER</text:span>).</text:p>
        </text:list-item>
        <text:list-item>
          <text:p text:style-name="P23"><text:span text:style-name="Strong_20_Emphasis">High velocity (user):</text:span> ≥5 failed attempts for one username.</text:p>
        </text:list-item>
        <text:list-item>
          <text:p text:style-name="P23"><text:span text:style-name="Strong_20_Emphasis">High velocity (IP):</text:span> ≥10 failed attempts from one IP.</text:p>
        </text:list-item>
        <text:list-item>
          <text:p text:style-name="P23"><text:span text:style-name="Strong_20_Emphasis">Failed SSH attempts:</text:span> &gt;2 total from IP(s).</text:p>
        </text:list-item>
        <text:list-item>
          <text:p text:style-name="P23"><text:span text:style-name="Strong_20_Emphasis">Expired credentials:</text:span> ≥1 attempt.</text:p>
        </text:list-item>
        <text:list-item>
          <text:p text:style-name="P23"><text:span text:style-name="Strong_20_Emphasis">Dictionary attack:</text:span> ≥6 distinct usernames in short window.</text:p>
        </text:list-item>
        <text:list-item>
          <text:p text:style-name="P23"><text:span text:style-name="Strong_20_Emphasis">Unauthorized remote access:</text:span> login from IP outside private/authorized subnets.</text:p>
        </text:list-item>
        <text:list-item>
          <text:p text:style-name="P23"><text:span text:style-name="Strong_20_Emphasis">Unusual login time:</text:span> login outside 09:00–17:00.</text:p>
        </text:list-item>
        <text:list-item>
          <text:p text:style-name="P23"><text:span text:style-name="Strong_20_Emphasis">Excessive cron jobs:</text:span> &gt;2 jobs.</text:p>
        </text:list-item>
        <text:list-item>
          <text:p text:style-name="P23"><text:span text:style-name="Strong_20_Emphasis">Sudo failures:</text:span> &gt;0 failures.</text:p>
        </text:list-item>
        <text:list-item>
          <text:p text:style-name="P23"><text:span text:style-name="Strong_20_Emphasis">Privilege escalation attempts:</text:span> detected in metrics.</text:p>
        </text:list-item>
        <text:list-item>
          <text:p text:style-name="P23"><text:span text:style-name="Strong_20_Emphasis">Reverse shell:</text:span> event in <text:span text:style-name="Source_20_Text">reverse_shell_events</text:span> and not duplicate.</text:p>
        </text:list-item>
        <text:list-item>
          <text:p text:style-name="P23"><text:span text:style-name="Strong_20_Emphasis">Failed password changes:</text:span> ≥1 → failure, ≥3 → brute-force.</text:p>
        </text:list-item>
      </text:list>
      <text:h text:style-name="P5" text:outline-level="3"><text:soft-page-break/><text:span text:style-name="Strong_20_Emphasis"><text:span text:style-name="T6">Failed password change attempt</text:span></text:span><text:span text:style-name="Strong_20_Emphasis"><text:span text:style-name="T1"> </text:span></text:span><text:span text:style-name="Strong_20_Emphasis"><text:span text:style-name="T5">Monitoring</text:span></text:span></text:h>
      <text:p text:style-name="P18"><text:span text:style-name="Source_20_Text"><text:span text:style-name="Strong_20_Emphasis">Log Used:</text:span></text:span><text:span text:style-name="Source_20_Text"><text:line-break/>/var/log/auth.log (or /var/log/secure on RHEL).</text:span></text:p>
      <text:p text:style-name="Text_20_body"><text:span text:style-name="Strong_20_Emphasis">Logic Applied:</text:span></text:p>
      <text:list text:style-name="L20">
        <text:list-item>
          <text:p text:style-name="P24">Regex match for failed password change patterns (<text:span text:style-name="Source_20_Text">pam_unix … authentication failure</text:span>, <text:span text:style-name="Source_20_Text">password unchanged</text:span>, <text:span text:style-name="Source_20_Text">token manipulation error</text:span>, <text:span text:style-name="Source_20_Text">BAD PASSWORD</text:span>, etc.).</text:p>
        </text:list-item>
        <text:list-item>
          <text:p text:style-name="P24">Parse timestamp (ISO or syslog); fallback to <text:span text:style-name="Source_20_Text">now</text:span> if missing.</text:p>
        </text:list-item>
        <text:list-item>
          <text:p text:style-name="P24">Count only entries newer than <text:span text:style-name="Source_20_Text">_last_passwd_chk</text:span> and within <text:span text:style-name="Source_20_Text">window_secs</text:span>.</text:p>
        </text:list-item>
        <text:list-item>
          <text:p text:style-name="P24">Extract username if present (<text:span text:style-name="Source_20_Text">user=…</text:span> or <text:span text:style-name="Source_20_Text">for user …</text:span>).</text:p>
        </text:list-item>
      </text:list>
      <text:p text:style-name="Text_20_body"><text:span text:style-name="Strong_20_Emphasis">Table Stored:</text:span><text:line-break/><text:span text:style-name="Source_20_Text">authentication_log</text:span> (event_type: <text:span text:style-name="Source_20_Text">PASSWORD_CHANGE_FAILURE</text:span>).</text:p>
      <text:p text:style-name="P25">Testing: do ssh <text:a xlink:type="simple" xlink:href="mailto:testuser@localhost" text:style-name="Internet_20_link" text:visited-style-name="Visited_20_Internet_20_Link">testuser@localhost</text:a>, enter correct password,</text:p>
      <text:p text:style-name="P25">now type passwd, and when asking about current password enter something wrong then it will be as invalid attempt</text:p>
      <text:p text:style-name="P25"/>
      <text:p text:style-name="P25">---------------------------------</text:p>
      <text:p text:style-name="P25">Process Creation and Monitoring</text:p>
      <text:p text:style-name="P25"><text:span text:style-name="Strong_20_Emphasis">Log Used:</text:span></text:p>
      <text:list text:style-name="L21">
        <text:list-item>
          <text:p text:style-name="P26">Live <text:span text:style-name="Strong_20_Emphasis">system process table</text:span> via <text:span text:style-name="Source_20_Text">psutil</text:span>.</text:p>
        </text:list-item>
        <text:list-item>
          <text:p text:style-name="P26">Events generated:</text:p>
          <text:list>
            <text:list-item>
              <text:p text:style-name="P26"><text:span text:style-name="Source_20_Text">process_created</text:span> (new user-interactive process).</text:p>
            </text:list-item>
            <text:list-item>
              <text:p text:style-name="P26"><text:span text:style-name="Source_20_Text">process_exited</text:span> (terminated process with duration).</text:p>
            </text:list-item>
          </text:list>
        </text:list-item>
        <text:list-item>
          <text:p text:style-name="P26">Per-process session metrics (CPU, memory, I/O, context switches) via <text:span text:style-name="Source_20_Text">get_per_process_latency_sessions</text:span>.</text:p>
        </text:list-item>
      </text:list>
      <text:p text:style-name="Text_20_body"><text:span text:style-name="Strong_20_Emphasis">Logic Applied:</text:span></text:p>
      <text:list text:style-name="L22">
        <text:list-item>
          <text:p text:style-name="P27">Deduplicate noisy background processes with <text:span text:style-name="Source_20_Text">recent_signatures</text:span>.</text:p>
        </text:list-item>
        <text:list-item>
          <text:p text:style-name="P27">Mark process as <text:span text:style-name="Strong_20_Emphasis">user-triggered</text:span> if tied to terminal, common GUI app, or user session.</text:p>
        </text:list-item>
        <text:list-item>
          <text:p text:style-name="P27">Exclude common background commands (<text:span text:style-name="Source_20_Text">sh</text:span>, <text:span text:style-name="Source_20_Text">sleep</text:span>, etc.).</text:p>
        </text:list-item>
        <text:list-item>
          <text:p text:style-name="P27">Track parent/child relationships for later anomaly detection.</text:p>
        </text:list-item>
      </text:list>
      <text:p text:style-name="Text_20_body"><text:span text:style-name="Strong_20_Emphasis">Table Stored:</text:span><text:line-break/>Stored in <text:span text:style-name="Strong_20_Emphasis"><text:span text:style-name="Source_20_Text">process_monitoring</text:span></text:span> table by consumer (<text:span text:style-name="Source_20_Text">insert_process_record</text:span>).</text:p>
      <text:p text:style-name="Text_20_body"/>
      <text:p text:style-name="P25"><text:soft-page-break/>Testing:</text:p>
      <text:p text:style-name="P25"># Normal process</text:p>
      <text:p text:style-name="P25">gedit &amp;</text:p>
      <text:p text:style-name="P25"><text:s/>nano test.txt</text:p>
      <text:p text:style-name="P25">-----------------------------------------------------------------------------------------------------------------</text:p>
      <text:p text:style-name="P28">Latency Monitoring</text:p>
      <text:p text:style-name="P29"><text:span text:style-name="Strong_20_Emphasis"><text:span text:style-name="T7">CPU usage / Memory usage:</text:span></text:span><text:span text:style-name="T7"> from </text:span><text:span text:style-name="Source_20_Text"><text:span text:style-name="T7">psutil</text:span></text:span><text:span text:style-name="T7"> (system counters, not logs).</text:span></text:p>
      <text:p text:style-name="P29"><text:span text:style-name="Strong_20_Emphasis">Startup latency:</text:span> from <text:span text:style-name="Source_20_Text">psutil.boot_time()</text:span> (system uptime).</text:p>
      <text:p text:style-name="P29"><text:span text:style-name="Strong_20_Emphasis">Response time:</text:span> synthetic → <text:span text:style-name="Source_20_Text">subprocess.run("ls /tmp")</text:span>, measures delay.</text:p>
      <text:p text:style-name="P29"><text:span text:style-name="Strong_20_Emphasis">IO wait time:</text:span> from <text:span text:style-name="Source_20_Text">psutil.cpu_times().iowait</text:span>.</text:p>
      <text:p text:style-name="P29"><text:span text:style-name="Strong_20_Emphasis">Disk read/write rate:</text:span> from <text:span text:style-name="Source_20_Text">psutil.disk_io_counters()</text:span>.</text:p>
      <text:p text:style-name="P29"><text:span text:style-name="Strong_20_Emphasis">Load average:</text:span> from <text:span text:style-name="Source_20_Text">psutil.getloadavg()</text:span> (Linux) or CPU percent (Windows).</text:p>
      <text:p text:style-name="P29"><text:span text:style-name="Strong_20_Emphasis">Network bytes/packets:</text:span> from <text:span text:style-name="Source_20_Text">psutil.net_io_counters()</text:span>.</text:p>
      <text:p text:style-name="P29"><text:span text:style-name="Strong_20_Emphasis">Context switches:</text:span> from <text:span text:style-name="Source_20_Text">psutil.cpu_stats().ctx_switches</text:span>.</text:p>
      <text:p text:style-name="P29"><text:span text:style-name="Strong_20_Emphasis">System temperature:</text:span> from <text:span text:style-name="Source_20_Text">sensors</text:span> command (lm-sensors output).</text:p>
      <text:p text:style-name="P29"/>
      <text:p text:style-name="P30">Stored in latency monitoring</text:p>
      <text:p text:style-name="P25">-----------------------------------------------------------------------------------------------------------------</text:p>
      <text:p text:style-name="P31"><text:span text:style-name="Source_20_Text"><text:span text:style-name="T8">Executed commands</text:span></text:span></text:p>
      <text:p text:style-name="P31"><text:span text:style-name="Source_20_Text">~/.bash_history file (per-user shell history).</text:span></text:p>
      <text:p text:style-name="Text_20_body"><text:span text:style-name="Strong_20_Emphasis">Logic Applied:</text:span></text:p>
      <text:list text:style-name="L32">
        <text:list-item>
          <text:p text:style-name="P32">Reads lines from <text:span text:style-name="Source_20_Text">.bash_history</text:span>.</text:p>
        </text:list-item>
        <text:list-item>
          <text:p text:style-name="P32">If line starts with <text:span text:style-name="Source_20_Text">#&lt;timestamp&gt;</text:span>, parse as epoch → timestamp.</text:p>
        </text:list-item>
        <text:list-item>
          <text:p text:style-name="P32">Next non-<text:span text:style-name="Source_20_Text">#</text:span> line = actual command, linked with that timestamp.</text:p>
        </text:list-item>
        <text:list-item>
          <text:p text:style-name="P32">Only include commands newer than <text:span text:style-name="Source_20_Text">_last_seen_command_time</text:span>.</text:p>
        </text:list-item>
      </text:list>
      <text:p text:style-name="Text_20_body"><text:span text:style-name="Strong_20_Emphasis">Table Stored:</text:span><text:line-break/><text:span text:style-name="Source_20_Text">command_executions</text:span> (in consumer DB, via insert).</text:p>
      <text:p text:style-name="P31"><text:span text:style-name="Source_20_Text"><text:span text:style-name="T8">In bashrc sudo nano ~/.bashrc:</text:span></text:span></text:p>
      <text:list text:style-name="L33">
        <text:list-item>
          <text:p text:style-name="P33"><text:span text:style-name="Source_20_Text">export HISTTIMEFORMAT='%s '</text:span></text:p>
        </text:list-item>
        <text:list-item>
          <text:p text:style-name="P33"><text:span text:style-name="Source_20_Text">shopt -s histappend</text:span></text:p>
        </text:list-item>
        <text:list-item>
          <text:p text:style-name="P33"><text:span text:style-name="Source_20_Text">export PROMPT_COMMAND='history -a'</text:span></text:p>
          <text:p text:style-name="P34"><text:soft-page-break/><text:span text:style-name="Source_20_Text"><text:span text:style-name="T8">source ~/.bashrc</text:span></text:span></text:p>
        </text:list-item>
      </text:list>
      <text:p text:style-name="P35"><text:span text:style-name="Source_20_Text"><text:span text:style-name="T9">Testing: execute commands like clear, ifconfig, and sudo, ssh for abnormal</text:span></text:span></text:p>
      <text:p text:style-name="P36"><text:span text:style-name="Source_20_Text"><text:span text:style-name="T10">Stored in executed_command table</text:span></text:span></text:p>
      <text:p text:style-name="P35"><text:span text:style-name="Source_20_Text">----------------------------------------------------------------</text:span></text:p>
      <text:p text:style-name="P37"><text:span text:style-name="Source_20_Text"><text:span text:style-name="T11">File System Monitoring</text:span></text:span></text:p>
      <text:p text:style-name="P37"><text:span text:style-name="Source_20_Text">Monitoring file system events (created, modified, deleted, moved) using watchdog on configured directories </text:span><text:span text:style-name="Source_20_Text"><text:span text:style-name="T11">(not entire system because in real time various system files are created and deleted)</text:span></text:span></text:p>
      <text:list text:style-name="L39">
        <text:list-item>
          <text:p text:style-name="P39"><text:span text:style-name="Strong_20_Emphasis">Baseline rules:</text:span> filename not starting with digit/special char (creation), no deletion in <text:span text:style-name="Source_20_Text">/etc</text:span>, <text:span text:style-name="Source_20_Text">/bin</text:span>, <text:span text:style-name="Source_20_Text">/usr</text:span>, no move into non-writable dir</text:p>
          <text:p text:style-name="P39">file_sys_monitoring_consumer_udp</text:p>
          <text:p text:style-name="P39">.</text:p>
        </text:list-item>
        <text:list-item>
          <text:p text:style-name="P39"><text:span text:style-name="Strong_20_Emphasis">Frequency check:</text:span> more than 10 accesses in 60s to same file path.</text:p>
        </text:list-item>
        <text:list-item>
          <text:p text:style-name="P39"><text:span text:style-name="Strong_20_Emphasis">Sensitive dir check:</text:span> if path under configured <text:span text:style-name="Source_20_Text">sensitive_dirs</text:span>.</text:p>
        </text:list-item>
      </text:list>
      <text:p text:style-name="Text_20_body"><text:span text:style-name="Strong_20_Emphasis">Anomalies flagged:</text:span></text:p>
      <text:list text:style-name="L40">
        <text:list-item>
          <text:p text:style-name="P40">File creation with invalid name.</text:p>
        </text:list-item>
        <text:list-item>
          <text:p text:style-name="P40">File deletion inside protected dirs.</text:p>
        </text:list-item>
        <text:list-item>
          <text:p text:style-name="P40">File move into disallowed dir.</text:p>
        </text:list-item>
        <text:list-item>
          <text:p text:style-name="P40">High frequency file access.</text:p>
        </text:list-item>
        <text:list-item>
          <text:p text:style-name="P40">Any activity inside sensitive dirs.</text:p>
        </text:list-item>
      </text:list>
      <text:p text:style-name="Text_20_body"># Normal</text:p>
      <text:p text:style-name="Text_20_body">touch /home/testfile.txt</text:p>
      <text:p text:style-name="Text_20_body">echo "data" &gt; /home/testfile.txt</text:p>
      <text:p text:style-name="Text_20_body">rm /home/testfile.txt</text:p>
      <text:p text:style-name="Text_20_body"/>
      <text:p text:style-name="Text_20_body"># Anomaly: invalid name (starts with digit)</text:p>
      <text:p text:style-name="Text_20_body">touch /home/123bad.txt</text:p>
      <text:p text:style-name="Text_20_body"/>
      <text:p text:style-name="Text_20_body"># Anomaly: protected dir deletion</text:p>
      <text:p text:style-name="Text_20_body">sudo rm /etc/hosts</text:p>
      <text:p text:style-name="Text_20_body"/>
      <text:p text:style-name="Text_20_body"># Anomaly: move to non-writable</text:p>
      <text:p text:style-name="Text_20_body"><text:soft-page-break/>mv /home/testfile.txt /root/</text:p>
      <text:p text:style-name="Text_20_body"/>
      <text:p text:style-name="Text_20_body"># Anomaly: frequency (generate &gt;10 writes quickly)</text:p>
      <text:p text:style-name="Text_20_body">for i in {1..12}; do echo "x" &gt;&gt; /home/testfile.txt; done</text:p>
      <text:p text:style-name="Text_20_body"/>
      <text:p text:style-name="Text_20_body"># Sensitive dir (configure one in config.json, then)</text:p>
      <text:p text:style-name="Text_20_body">touch /var/www/html/sensfile.txt</text:p>
      <text:p text:style-name="Text_20_body">----------------------------------</text:p>
      <text:p text:style-name="P41">Connected Entities</text:p>
      <text:p text:style-name="P41"><text:span text:style-name="Strong_20_Emphasis">USB devices:</text:span> <text:span text:style-name="Source_20_Text">pyudev</text:span> scan → reads <text:span text:style-name="Source_20_Text">idVendor</text:span>, <text:span text:style-name="Source_20_Text">idProduct</text:span>, <text:span text:style-name="Source_20_Text">busnum</text:span>, <text:span text:style-name="Source_20_Text">devnum</text:span>, <text:span text:style-name="Source_20_Text">ID_VENDOR</text:span>, <text:span text:style-name="Source_20_Text">ID_MODEL</text:span>, <text:span text:style-name="Source_20_Text">ID_SERIAL_SHORT</text:span>, <text:span text:style-name="Source_20_Text">driver</text:span>, <text:span text:style-name="Source_20_Text">bcdUSB</text:span>, <text:span text:style-name="Source_20_Text">speed</text:span>.</text:p>
      <text:list text:style-name="L41">
        <text:list-item>
          <text:p text:style-name="P42"><text:span text:style-name="Strong_20_Emphasis">Wi-Fi adapters:</text:span> <text:span text:style-name="Source_20_Text">nmcli -t -f DEVICE,TYPE,STATE device</text:span> output.</text:p>
        </text:list-item>
        <text:list-item>
          <text:p text:style-name="P42"><text:span text:style-name="Strong_20_Emphasis">Bluetooth adapters:</text:span> directory listing <text:span text:style-name="Source_20_Text">/sys/class/bluetooth</text:span>.</text:p>
        </text:list-item>
        <text:list-item>
          <text:p text:style-name="P42"><text:span text:style-name="Strong_20_Emphasis">Internal / BT input devices:</text:span> <text:span text:style-name="Source_20_Text">/proc/bus/input/devices</text:span> parsing (N:, P:, device blocks).</text:p>
        </text:list-item>
        <text:list-item>
          <text:p text:style-name="P42"><text:span text:style-name="Strong_20_Emphasis">Host/user metadata:</text:span> <text:span text:style-name="Source_20_Text">socket.gethostname()</text:span>, <text:span text:style-name="Source_20_Text">uuid.getnode()</text:span> → MAC, <text:span text:style-name="Source_20_Text">psutil.users()[0].name</text:span> → username, <text:span text:style-name="Source_20_Text">datetime.now()</text:span> → timestamp.</text:p>
        </text:list-item>
        <text:list-item>
          <text:p text:style-name="P42"><text:span text:style-name="Strong_20_Emphasis">Session tracking / status:</text:span> producer keeps <text:span text:style-name="Source_20_Text">baseline</text:span> map, marks <text:span text:style-name="Source_20_Text">connected</text:span> on new uid, sends <text:span text:style-name="Source_20_Text">disconnected</text:span> with <text:span text:style-name="Source_20_Text">session_start_time</text:span> and <text:span text:style-name="Source_20_Text">session_duration_sec</text:span> when uid disappears.</text:p>
        </text:list-item>
      </text:list>
      <text:p text:style-name="Text_20_body"/>
      <text:p text:style-name="P41"/>
      <text:p text:style-name="P37"><text:span text:style-name="Source_20_Text"/></text:p>
      <text:p text:style-name="P31"><text:span text:style-name="Source_20_Text"/></text:p>
      <text:p text:style-name="P9"><text:span text:style-name="Strong_20_Emphasis"><text:span text:style-name="Source_20_Text"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3:17:18.573124130</meta:creation-date>
    <dc:date>2025-09-16T14:14:49.614573950</dc:date>
    <meta:editing-duration>PT1H31M31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9" meta:paragraph-count="201" meta:word-count="1316" meta:character-count="9586" meta:non-whitespace-character-count="8572"/>
  </office:meta>
</office:document-meta>
</file>